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Lucida Grande', Verdana, Arial, sans-serif"/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paragraph-rsid="001c1cde"/>
    </style:style>
    <style:style style:name="P2" style:family="paragraph" style:parent-style-name="Footer">
      <style:text-properties style:font-name="jf-jinxuan" officeooo:paragraph-rsid="001c1cde" style:font-name-asian="jf-jinxuan"/>
    </style:style>
    <style:style style:name="P3" style:family="paragraph" style:parent-style-name="Standard">
      <style:paragraph-properties fo:line-height="150%"/>
      <style:text-properties style:font-name="jf-jinxuan" fo:font-size="18pt" style:font-name-asian="jf-jinxuan" style:font-size-asian="18pt"/>
    </style:style>
    <style:style style:name="P4" style:family="paragraph" style:parent-style-name="Standard">
      <style:paragraph-properties fo:line-height="150%"/>
      <style:text-properties style:font-name="jf-jinxuan" fo:font-size="18pt" officeooo:paragraph-rsid="001de32d" style:font-name-asian="jf-jinxuan" style:font-size-asian="18pt"/>
    </style:style>
    <style:style style:name="P5" style:family="paragraph" style:parent-style-name="Standard">
      <style:paragraph-properties fo:line-height="150%"/>
      <style:text-properties style:font-name="jf-jinxuan" fo:font-size="16.5pt" style:font-name-asian="jf-jinxuan" style:font-size-asian="16.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jf-jinxuan" fo:font-size="16.5pt" style:font-name-asian="jf-jinxuan" style:font-size-asian="16.5pt"/>
    </style:style>
    <style:style style:name="P7" style:family="paragraph" style:parent-style-name="Standard">
      <style:paragraph-properties fo:line-height="150%"/>
      <style:text-properties style:font-name="jf-jinxuan" fo:font-size="12pt" style:font-name-asian="jf-jinxuan" style:font-size-asian="12pt"/>
    </style:style>
    <style:style style:name="P8" style:family="paragraph" style:parent-style-name="Standard">
      <style:paragraph-properties fo:line-height="150%"/>
      <style:text-properties style:font-name="jf-jinxuan" fo:font-size="12pt" officeooo:paragraph-rsid="001de32d" style:font-name-asian="jf-jinxuan" style:font-size-asian="12pt"/>
    </style:style>
    <style:style style:name="P9" style:family="paragraph" style:parent-style-name="Standard">
      <style:paragraph-properties fo:line-height="150%"/>
      <style:text-properties style:font-name="jf-jinxuan" fo:font-size="12pt" officeooo:paragraph-rsid="001ffdc8" style:font-name-asian="jf-jinxuan" style:font-size-asian="12pt"/>
    </style:style>
    <style:style style:name="P10" style:family="paragraph" style:parent-style-name="Standard">
      <style:paragraph-properties fo:line-height="150%"/>
      <style:text-properties style:font-name="jf-jinxuan" fo:font-size="10.5pt" style:font-name-asian="jf-jinxuan" style:font-size-asian="10.5pt"/>
    </style:style>
    <style:style style:name="P11" style:family="paragraph" style:parent-style-name="Standard">
      <style:paragraph-properties fo:line-height="150%"/>
      <style:text-properties style:font-name="jf-jinxuan" fo:font-size="10.5pt" officeooo:paragraph-rsid="001ffdc8" style:font-name-asian="jf-jinxuan" style:font-size-asian="10.5pt"/>
    </style:style>
    <style:style style:name="T1" style:family="text">
      <style:text-properties officeooo:rsid="001c1cde"/>
    </style:style>
    <style:style style:name="T2" style:family="text">
      <style:text-properties officeooo:rsid="001de32d"/>
    </style:style>
    <style:style style:name="T3" style:family="text">
      <style:text-properties fo:font-size="16.5pt" style:font-size-asian="16.5pt"/>
    </style:style>
    <style:style style:name="T4" style:family="text">
      <style:text-properties officeooo:rsid="001ffdc8"/>
    </style:style>
    <style:style style:name="T5" style:family="text">
      <style:text-properties fo:font-size="14.5pt" style:font-size-asian="14.5pt"/>
    </style:style>
    <style:style style:name="T6" style:family="text">
      <style:text-properties fo:font-size="12.5pt" style:font-size-asian="12.5pt"/>
    </style:style>
    <style:style style:name="T7" style:family="text">
      <style:text-properties fo:font-size="10.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h khí-lí 看覓。</text:p>
      <text:p text:style-name="P3">Peh khí-lí khuànn-māi.</text:p>
      <text:p text:style-name="P5"/>
      <text:p text:style-name="P3">Peh--khí-lí。</text:p>
      <text:p text:style-name="P3">Peh--khí-lí.</text:p>
      <text:p text:style-name="P5"/>
      <text:p text:style-name="P4">Peh袂khí--lí。</text:p>
      <text:p text:style-name="P4">Peh bē khí--lí.</text:p>
      <text:p text:style-name="P5"/>
      <text:p text:style-name="P5">我欲拍你予袂行。</text:p>
      <text:p text:style-name="P3">Guá beh phah lí hōo bē kiânn.</text:p>
      <text:p text:style-name="P5"/>
      <text:p text:style-name="P5">我欲拍予你袂堪得。</text:p>
      <text:p text:style-name="P3">Guá beh phah hōo lí bē-khan--tsit.</text:p>
      <text:p text:style-name="P5"/>
      <text:p text:style-name="P5">這條路直直直。</text:p>
      <text:p text:style-name="P3">Tsit tiâu lōo ti̍t-ti̍t-ti̍t。</text:p>
      <text:p text:style-name="P5"/>
      <text:p text:style-name="P6">---說明---</text:p>
      <text:p text:style-name="P7">1. `Peh khí-lí khuànn-māi`，`khí-lí`口語調是 `1,1`</text:p>
      <text:p text:style-name="P10"/>
      <text:p text:style-name="P7">2. `Peh--khí-lí`，`khí-lí`口語調是`輕聲,輕聲`</text:p>
      <text:p text:style-name="P10"/>
      <text:p text:style-name="P8">3. `Peh bē khí--lí`，`khí-lí`口語調是`<text:span text:style-name="T2">2</text:span>,輕聲`</text:p>
      <text:p text:style-name="P10"/>
      <text:p text:style-name="P11">進前捌錄過：編號768<text:tab/></text:p>
      <text:p text:style-name="P11">水紡袂起去，可能愛鬥一台phàng-phù來紡。</text:p>
      <text:p text:style-name="P11">Suí pháng bē khì--lì, khó-lîng ài tàu tsi̍t tâi phàng-phù lâi pháng.</text:p>
      <text:p text:style-name="P9">`<text:span text:style-name="T7">khì</text:span>-lí`口語調是`<text:span text:style-name="T4">3</text:span>,輕聲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Lucida Grande', Verdana, Arial, sans-serif"/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jf-jinxuan" officeooo:paragraph-rsid="001c1cde" style:font-name-asian="jf-jinxuan"/>
    </style:style>
    <style:style style:name="MP2" style:family="paragraph" style:parent-style-name="Footer">
      <style:text-properties officeooo:paragraph-rsid="001c1cde"/>
    </style:style>
    <style:style style:name="MT1" style:family="text">
      <style:text-properties officeooo:rsid="001c1c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/23補-</text:span><text:page-number text:select-page="current">1</text:page-number></text:p>
      </style:header>
      <style:footer>
        <text:p text:style-name="MP2"><text:span text:style-name="MT1">3/23補-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19:14.565648435</meta:creation-date>
    <dc:date>2019-03-21T10:40:36.294008036</dc:date>
    <meta:editing-duration>PT21M26S</meta:editing-duration>
    <meta:editing-cycles>3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22" meta:word-count="164" meta:character-count="462" meta:non-whitespace-character-count="422"/>
  </office:meta>
</office:document-meta>
</file>